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, Roboto, 'Helvetica Neue', Arial, sans-serif"/>
  </office:font-face-decls>
  <office:automatic-styles>
    <style:style style:name="P1" style:family="paragraph" style:parent-style-name="Preformatted_20_Text">
      <style:text-properties fo:font-size="14pt" fo:font-weight="bold" officeooo:rsid="000ed029" officeooo:paragraph-rsid="000ed029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0ed029" officeooo:paragraph-rsid="000ed029" fo:background-color="#1f1f1f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paragraph-rsid="000ed029"/>
    </style:style>
    <style:style style:name="P4" style:family="paragraph" style:parent-style-name="Preformatted_20_Text">
      <style:text-properties fo:font-size="14pt" fo:font-weight="normal" officeooo:rsid="000ed029" officeooo:paragraph-rsid="000ed029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bold" officeooo:rsid="000ed029" officeooo:paragraph-rsid="000ed029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normal" officeooo:rsid="000ed029" officeooo:paragraph-rsid="000ed029"/>
    </style:style>
    <style:style style:name="P7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fo:background-color="#1f1f1f"/>
    </style:style>
    <style:style style:name="P8" style:family="paragraph" style:parent-style-name="Preformatted_20_Text">
      <style:text-properties fo:font-variant="normal" fo:text-transform="none" fo:color="#111111" loext:opacity="100%" style:font-name="Segoe UI" fo:font-size="14pt" fo:letter-spacing="normal" fo:font-style="normal" fo:font-weight="normal" officeooo:rsid="001af7ff"/>
    </style:style>
    <style:style style:name="P9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officeooo:paragraph-rsid="00103a9c" fo:background-color="#1f1f1f"/>
    </style:style>
    <style:style style:name="P10" style:family="paragraph" style:parent-style-name="Standard">
      <style:text-properties fo:font-variant="normal" fo:text-transform="none" fo:color="#808080" loext:opacity="100%" style:font-name="Droid Sans Mono" fo:font-size="10.5pt" fo:letter-spacing="normal" fo:font-style="normal" fo:font-weight="normal" officeooo:rsid="00157e83" officeooo:paragraph-rsid="00103a9c" fo:background-color="#1f1f1f"/>
    </style:style>
    <style:style style:name="P11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officeooo:paragraph-rsid="001e08f8" fo:background-color="#1f1f1f"/>
    </style:style>
    <style:style style:name="P12" style:family="paragraph" style:parent-style-name="Standard">
      <style:text-properties fo:font-variant="normal" fo:text-transform="none" fo:color="#808080" loext:opacity="100%" style:font-name="Droid Sans Mono" fo:font-size="10.5pt" fo:letter-spacing="normal" fo:font-style="normal" fo:font-weight="normal" officeooo:rsid="001af7ff" officeooo:paragraph-rsid="001e08f8" fo:background-color="#1f1f1f"/>
    </style:style>
    <style:style style:name="P13" style:family="paragraph" style:parent-style-name="Standard">
      <style:text-properties fo:font-size="18pt" fo:font-weight="bold" officeooo:rsid="0024778f" officeooo:paragraph-rsid="0024778f" style:font-size-asian="18pt" style:font-weight-asian="bold" style:font-size-complex="18pt" style:font-weight-complex="bold"/>
    </style:style>
    <style:style style:name="P14" style:family="paragraph" style:parent-style-name="Standard">
      <style:text-properties officeooo:rsid="0024778f" officeooo:paragraph-rsid="0024778f"/>
    </style:style>
    <style:style style:name="P15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  <style:text-properties officeooo:paragraph-rsid="0024778f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4778f" fo:background-color="#1f1f1f"/>
    </style:style>
    <style:style style:name="P17" style:family="paragraph" style:parent-style-name="Standard">
      <style:paragraph-properties style:line-height-at-least="0.198in"/>
      <style:text-properties officeooo:paragraph-rsid="0024778f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font-size="14pt" fo:font-weight="bold" officeooo:rsid="000ed029" style:font-size-asian="14pt" style:font-weight-asian="bold" style:font-size-complex="14pt" style:font-weight-complex="bold"/>
    </style:style>
    <style:style style:name="T6" style:family="text">
      <style:text-properties fo:color="#ce9178" loext:opacity="100%" officeooo:rsid="002028b5"/>
    </style:style>
    <style:style style:name="T7" style:family="text">
      <style:text-properties fo:color="#808080" loext:opacity="100%" officeooo:rsid="002028b5"/>
    </style:style>
    <style:style style:name="T8" style:family="text">
      <style:text-properties fo:color="#808080" loext:opacity="100%" officeooo:rsid="0021ca02"/>
    </style:style>
    <style:style style:name="T9" style:family="text">
      <style:text-properties fo:color="#ce9178" loext:opacity="100%" officeooo:rsid="001e08f8"/>
    </style:style>
    <style:style style:name="T10" style:family="text">
      <style:text-properties fo:color="#808080" loext:opacity="100%" officeooo:rsid="001e08f8"/>
    </style:style>
    <style:style style:name="T11" style:family="text">
      <style:text-properties fo:color="#808080" loext:opacity="100%" officeooo:rsid="001f52a1"/>
    </style:style>
    <style:style style:name="T12" style:family="text">
      <style:text-properties fo:color="#808080" loext:opacity="100%" style:font-name="Droid Sans Mono" fo:font-size="10.5pt" fo:font-weight="normal" fo:background-color="#1f1f1f" loext:char-shading-value="0"/>
    </style:style>
    <style:style style:name="T1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1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5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6" style:family="text">
      <style:text-properties fo:color="#d4d4d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ail link</text:p>
      <text:p text:style-name="P1"/>
      <text:p text:style-name="P2"><text:span text:style-name="T1">&lt;</text:span><text:span text:style-name="T2">p</text:span> <text:span text:style-name="T3">class</text:span>=<text:span text:style-name="T4">"small-right-mail"</text:span><text:span text:style-name="T1">&gt;&lt;</text:span><text:span text:style-name="T2">a</text:span> <text:span text:style-name="T3">href</text:span>=<text:span text:style-name="T4">"mailto:info@fedoralinuxlab.org"</text:span><text:span text:style-name="T1">&gt;</text:span>info@fedoralinuxlab.org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"/>
      <text:p text:style-name="P1"/>
      <text:p text:style-name="P3"><text:span text:style-name="T5">------------</text:span> <text:s/></text:p>
      <text:p text:style-name="P1"/>
      <text:p text:style-name="P1">Under /body for top <text:s/>Below last text Bottom</text:p>
      <text:p text:style-name="P1"/>
      <text:p text:style-name="P4">&lt;a href="index.html"&gt;Home&lt;/a&gt;</text:p>
      <text:p text:style-name="P1"/>
      <text:p text:style-name="P1">------------</text:p>
      <text:p text:style-name="P1"/>
      <text:p text:style-name="P5">Link to pages</text:p>
      <text:p text:style-name="P6"/>
      <text:p text:style-name="P7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NmJobs.html"</text:span><text:span text:style-name="T1">&gt;</text:span>Top 2 sectors by number of workers in NM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8"/>
      <text:p text:style-name="P1">------------</text:p>
      <text:p text:style-name="P1"/>
      <text:p text:style-name="P9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</text:span><text:span text:style-name="T6">PhoneBU</text:span><text:span text:style-name="T4">.html"</text:span><text:span text:style-name="T1">&gt;</text:span><text:span text:style-name="T7">1st Problem to solve: Backup Phone by booting </text:span><text:span text:style-name="T8">to </text:span><text:span text:style-name="T7"><text:s/>Fedora from a USB - copy Phone data to another USB</text:span>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0"/>
      <text:p text:style-name="P11"><text:span text:style-name="T1">&lt;</text:span><text:span text:style-name="T2">p</text:span> <text:span text:style-name="T3">class</text:span>=<text:span text:style-name="T4">"body-text"</text:span><text:span text:style-name="T1">&gt;&lt;</text:span><text:span text:style-name="T2">a</text:span> <text:span text:style-name="T3">href</text:span>=<text:span text:style-name="T4">"</text:span><text:span text:style-name="T9">WindowsBackup</text:span><text:span text:style-name="T4">.html"</text:span><text:span text:style-name="T1">&gt;</text:span><text:span text:style-name="T10">WindowsBackup.</text:span><text:span text:style-name="T11">html</text:span>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2"/>
      <text:p text:style-name="P13">Head On Pages:</text:p>
      <text:p text:style-name="P14"/>
      <text:p text:style-name="P15"><text:span text:style-name="T12">&lt;!</text:span><text:span text:style-name="T13">DOCTYPE</text:span><text:span text:style-name="T14"> </text:span><text:span text:style-name="T15">html</text:span><text:span text:style-name="T12">&gt;</text:span></text:p>
      <text:p text:style-name="P16"><text:span text:style-name="T1">&lt;</text:span><text:span text:style-name="T2">html</text:span><text:span text:style-name="T1">&gt;</text:span></text:p>
      <text:p text:style-name="P16"><text:span text:style-name="T1">&lt;</text:span><text:span text:style-name="T2">head</text:span><text:span text:style-name="T1">&gt;</text:span></text:p>
      <text:p text:style-name="P16"><text:span text:style-name="T1">&lt;</text:span><text:span text:style-name="T2">meta</text:span> <text:span text:style-name="T3">http-equiv</text:span>=<text:span text:style-name="T4">"content-type"</text:span> <text:span text:style-name="T3">content</text:span>=<text:span text:style-name="T4">"text/html; charset=utf-8"</text:span><text:span text:style-name="T1">/&gt;</text:span></text:p>
      <text:p text:style-name="P17"/>
      <text:p text:style-name="P16">Discription and keywords go here</text:p>
      <text:p text:style-name="P17"/>
      <text:p text:style-name="P16"><text:span text:style-name="T1">&lt;</text:span><text:span text:style-name="T2">title</text:span><text:span text:style-name="T1">&gt;&lt;/</text:span><text:span text:style-name="T2">title</text:span><text:span text:style-name="T1">&gt;</text:span></text:p>
      <text:p text:style-name="P16"><text:span text:style-name="T1">&lt;</text:span><text:span text:style-name="T2">meta</text:span> <text:span text:style-name="T3">name</text:span>=<text:span text:style-name="T4">"generator"</text:span> <text:span text:style-name="T3">content</text:span>=<text:span text:style-name="T4">"LibreOffice 25.2.7.2 (Linux)"</text:span><text:span text:style-name="T1">/&gt;</text:span></text:p>
      <text:p text:style-name="P16"><text:span text:style-name="T1">&lt;</text:span><text:span text:style-name="T2">meta</text:span> <text:span text:style-name="T3">name</text:span>=<text:span text:style-name="T4">"created"</text:span> <text:span text:style-name="T3">content</text:span>=<text:span text:style-name="T4">"2025-11-08T20:56:56.885951106"</text:span><text:span text:style-name="T1">/&gt;</text:span></text:p>
      <text:p text:style-name="P16"><text:span text:style-name="T1">&lt;</text:span><text:span text:style-name="T2">meta</text:span> <text:span text:style-name="T3">name</text:span>=<text:span text:style-name="T4">"changed"</text:span> <text:span text:style-name="T3">content</text:span>=<text:span text:style-name="T4">"2025-11-17T02:16:32.760947029"</text:span><text:span text:style-name="T1">/&gt;</text:span></text:p>
      <text:p text:style-name="P16"><text:span text:style-name="T1">&lt;</text:span><text:span text:style-name="T2">link</text:span> <text:span text:style-name="T3">rel</text:span>=<text:span text:style-name="T4">"icon"</text:span> <text:span text:style-name="T3">href</text:span>=<text:span text:style-name="T4">"favicon.ico"</text:span> <text:span text:style-name="T3">type</text:span>=<text:span text:style-name="T4">"image/x-icon"</text:span><text:span text:style-name="T1">&gt;</text:span></text:p>
      <text:p text:style-name="P16"><text:span text:style-name="T1">&lt;</text:span><text:span text:style-name="T2">style</text:span><text:span text:style-name="T16"> </text:span><text:span text:style-name="T3">type</text:span><text:span text:style-name="T16">=</text:span><text:span text:style-name="T4">"text/css"</text:span><text:span text:style-name="T1">&gt;</text:span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, Roboto, 'Helvetica Neue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0T19:17:38.528954705</dc:date>
    <meta:editing-duration>PT5H8M17S</meta:editing-duration>
    <meta:editing-cycles>19</meta:editing-cycles>
    <meta:generator>LibreOffice/25.8.3.2$Linux_X86_64 LibreOffice_project/580$Build-2</meta:generator>
    <meta:document-statistic meta:table-count="0" meta:image-count="0" meta:object-count="0" meta:page-count="1" meta:paragraph-count="23" meta:word-count="91" meta:character-count="974" meta:non-whitespace-character-count="902"/>
  </office:meta>
</office:document-meta>
</file>